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e210" officeooo:paragraph-rsid="0012e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DICTIONS - TMNZ WGTN @ 30/06/16</text:p>
      <text:p text:style-name="P1">==================================</text:p>
      <text:p text:style-name="P1"/>
      <text:p text:style-name="P1">Greg will sow discontent as one of 3(?) remaining 3P STMS on crew.</text:p>
      <text:p text:style-name="P1"><text:tab/>- he is leaving under a cloud of discontent.</text:p>
      <text:p text:style-name="P1"><text:tab/>- I have witnessed his behaviour as evident of an unhappy staff member &amp; he is now empowered becuase..</text:p>
      <text:p text:style-name="P1"><text:tab/><text:tab/>..he has met with Dylan and been asked to stay &amp;..</text:p>
      <text:p text:style-name="P1"><text:tab/><text:tab/>.. he has been asked to stay by Blair &amp;..</text:p>
      <text:p text:style-name="P1"><text:tab/><text:tab/>..he had been asked to stay by Dom &amp; Bird(?) &amp;..</text:p>
      <text:p text:style-name="P1"><text:tab/><text:tab/>..he has the ear of other remaining 3Ps.</text:p>
      <text:p text:style-name="P1"/>
      <text:p text:style-name="P1">Steve Loftus will gain mana as 1 of 2 remianing 3Ps, this will result in..</text:p>
      <text:p text:style-name="P1"><text:tab/><text:tab/>.. his exercising new power over other STMS if he feels ill will to TMNZ &amp;..</text:p>
      <text:p text:style-name="P1"><text:tab/><text:tab/>.. Johnny B and Lofty seeking to powerplay against Blair esp with help of Willy &amp; DT</text:p>
      <text:p text:style-name="P1"><text:tab/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00:16:30.847178068</dc:date>
    <meta:document-statistic meta:table-count="0" meta:image-count="0" meta:object-count="0" meta:page-count="1" meta:paragraph-count="13" meta:word-count="136" meta:character-count="710" meta:non-whitespace-character-count="569"/>
    <meta:generator>LibreOffice/4.2.8.2$Linux_x86 LibreOffice_project/420m0$Build-2</meta:generator>
  </office:meta>
</office:document-meta>
</file>